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593" officeooo:paragraph-rsid="001205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21:33:38.759441557</meta:creation-date>
    <dc:date>2021-11-01T21:33:51.268006531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